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style:paragraph-properties style:text-autospace="ideograph-alpha" style:punctuation-wrap="hanging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.499cm" fo:text-indent="0cm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style:text-properties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Noto Sans Regular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333333" style:text-outline="false" style:text-line-through-style="none" style:text-line-through-type="none" style:font-name="Noto Sans Regular2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Virtuálne sieťové laboratórium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<text:span text:style-name="T1">Andrej Šišila, </text:span><text:span text:style-name="T2">Radovan Kyjak, Radovan Kohuti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eč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ytvorenie prostredia pre experimentovanie s rôznymi sieťovými prvkami a topológiami</text:p>
              </text:list-item>
              <text:list-item>
                <text:p>Testovanie kompatibility a spolupráce technológií medzi zariadeniami rôznych výrobcov</text:p>
              </text:list-item>
              <text:list-item>
                <text:p>Prístup ku aktuálnemu softvéru sieťových prvk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ástroj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NS3</text:p>
                <text:list>
                  <text:list-item>
                    <text:p>kolegovia na projekte </text:p>
                  </text:list-item>
                </text:list>
              </text:list-item>
              <text:list-item>
                <text:p>UNetLab (UNetLabv2)</text:p>
              </text:list-item>
              <text:list-item>
                <text:p>EVE-ng (UNetLab for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Získavanie zariadení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Aktuálne zariadenia</text:p>
              </text:list-item>
              <text:list-item>
                <text:p text:style-name="P4">Zdroje</text:p>
                <text:list>
                  <text:list-item>
                    <text:p text:style-name="P5">Registrácie na stránkach </text:p>
                  </text:list-item>
                  <text:list-item>
                    <text:p text:style-name="P5">možnosť nasadiť novšiu verziu zariadenia neskôr</text:p>
                  </text:list-item>
                </text:list>
              </text:list-item>
              <text:list-item>
                <text:p text:style-name="P4">Návody </text:p>
                <text:list>
                  <text:list-item>
                    <text:p text:style-name="P5">ak nie sú na stránkach EVE-ng / GNS3</text:p>
                  </text:list-item>
                </text:list>
              </text:list-item>
              <text:list-item>
                <text:p text:style-name="P5">Nasledujúca snímka: zoznam získaných zariade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Zoznam získaných zariadení</text:span></text:p>
          </draw:text-box>
        </draw:frame>
        <draw:frame presentation:style-name="pr5" draw:text-style-name="P7" draw:layer="layout" svg:width="14.732cm" svg:height="16.924cm" svg:x="0cm" svg:y="4.076cm" presentation:class="outline" presentation:user-transformed="true">
          <draw:text-box>
            <text:list text:style-name="L3">
              <text:list-item>
                <text:p><text:span text:style-name="T4">a10-vThunder_410_P3_20160616</text:span></text:p>
              </text:list-item>
              <text:list-item>
                <text:p><text:span text:style-name="T4">alteon-AlteonOS-30-5-0-0_20160511</text:span></text:p>
              </text:list-item>
              <text:list-item>
                <text:p><text:span text:style-name="T4">asa-9.1.5.16_20141016</text:span></text:p>
              </text:list-item>
              <text:list-item>
                <text:p><text:span text:style-name="T5">asav-991-serial-console-with-asdm-79150_20171130</text:span></text:p>
              </text:list-item>
              <text:list-item>
                <text:p><text:span text:style-name="T4">bigip-12.0.0-2_20150821</text:span></text:p>
              </text:list-item>
              <text:list-item>
                <text:p><text:span text:style-name="T4">bigip-12.1.2-configured_20161130</text:span></text:p>
              </text:list-item>
              <text:list-item>
                <text:p><text:span text:style-name="T4">cips-7.0.8_20120518</text:span></text:p>
              </text:list-item>
              <text:list-item>
                <text:p><text:span text:style-name="T4">cpsg-R77-20_20140603</text:span></text:p>
              </text:list-item>
              <text:list-item>
                <text:p><text:span text:style-name="T5">csr1000vng-universalk9.16.07.01-fuji-serial-console_20171120</text:span></text:p>
              </text:list-item>
              <text:list-item>
                <text:p><text:span text:style-name="T4">csr1000v-universalk9.03.17.03.S.156-1.S3-std_20161121</text:span></text:p>
              </text:list-item>
              <text:list-item>
                <text:p><text:span text:style-name="T4">cumulus-linux-3.5.2-vx-amd64-vmware_20180123</text:span></text:p>
              </text:list-item>
              <text:list-item>
                <text:p><text:span text:style-name="T4">extremexos-15.3.2.11_20130618 </text:span></text:p>
              </text:list-item>
              <text:list-item>
                <text:p><text:span text:style-name="T4">firepower6-FMC-6.2.0-362_datum</text:span></text:p>
              </text:list-item>
              <text:list-item>
                <text:p><text:span text:style-name="T4">firepower6-FTD-6.2.0-362_datum</text:span></text:p>
              </text:list-item>
              <text:list-item>
                <text:p><text:span text:style-name="T4">firepower6-NGIPS-6.1.0-330_datum</text:span></text:p>
              </text:list-item>
              <text:list-item>
                <text:p><text:span text:style-name="T4">firepower6-NGIPS-6.2.0-362_datum</text:span></text:p>
              </text:list-item>
              <text:list-item>
                <text:p><text:span text:style-name="T4">firepower-DEFC-5.4.0-763_datum</text:span></text:p>
              </text:list-item>
            </text:list>
          </draw:text-box>
        </draw:frame>
        <draw:frame presentation:style-name="pr5" draw:text-style-name="P7" draw:layer="layout" svg:width="14.732cm" svg:height="16.924cm" svg:x="13.824cm" svg:y="3.999cm" presentation:class="outline" presentation:user-transformed="true">
          <draw:text-box>
            <text:list text:style-name="L3">
              <text:list-item>
                <text:p><text:span text:style-name="T4">firepower-NGIPS-5.4.0-763_datum</text:span></text:p>
              </text:list-item>
              <text:list-item>
                <text:p><text:span text:style-name="T4">fortinet-analyzer-FAZ-VM64-v5.2.6-build0753_20160317</text:span></text:p>
              </text:list-item>
              <text:list-item>
                <text:p><text:span text:style-name="T5">fortinet-fortigate-FGT-VM64-KVM-v5.6.1-build1484_20170727</text:span></text:p>
              </text:list-item>
              <text:list-item>
                <text:p><text:span text:style-name="T4">fortinet-fortimail-FML-VM64-KVM-v5.3-build593_20160413</text:span></text:p>
              </text:list-item>
              <text:list-item>
                <text:p><text:span text:style-name="T4">hpvsr-7.10.R0204P01_20150202</text:span></text:p>
              </text:list-item>
              <text:list-item>
                <text:p><text:span text:style-name="T5">hpvsr-VSR1000_HPE-CMW710-R0327L01-X64_20170631</text:span></text:p>
              </text:list-item>
              <text:list-item>
                <text:p><text:span text:style-name="T5">linux-alpine-virt-3.7.0-x86</text:span></text:p>
              </text:list-item>
              <text:list-item>
                <text:p><text:span text:style-name="T5">linux-debian-9.3.0-x64-xfce </text:span><text:span text:style-name="T6">(ručná práca)</text:span></text:p>
              </text:list-item>
              <text:list-item>
                <text:p><text:span text:style-name="T4">linux-dockerserver-dockerui</text:span></text:p>
              </text:list-item>
              <text:list-item>
                <text:p><text:span text:style-name="T4">linux-dockerserver-shipyard</text:span></text:p>
              </text:list-item>
              <text:list-item>
                <text:p><text:span text:style-name="T5">linux-netem</text:span></text:p>
              </text:list-item>
              <text:list-item>
                <text:p><text:span text:style-name="T4">linux-openstack-newton</text:span></text:p>
              </text:list-item>
              <text:list-item>
                <text:p><text:span text:style-name="T4">linux-openwrt-latest</text:span></text:p>
              </text:list-item>
              <text:list-item>
                <text:p><text:span text:style-name="T4">linux-zabbix-3.0</text:span></text:p>
              </text:list-item>
              <text:list-item>
                <text:p><text:span text:style-name="T4">mikrotik-chr-6.41.1_20180202</text:span></text:p>
              </text:list-item>
              <text:list-item>
                <text:p><text:span text:style-name="T4">nsvpx-10.5.55.8_20150126</text:span></text:p>
              </text:list-item>
              <text:list-item>
                <text:p><text:span text:style-name="T5">nxosv9k-nxosv-final.7.0.3.I7.1_2017083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Zoznam získaných zariadení</text:span></text:p>
          </draw:text-box>
        </draw:frame>
        <draw:frame presentation:style-name="pr5" draw:text-style-name="P7" draw:layer="layout" svg:width="14.732cm" svg:height="16.924cm" svg:x="0cm" svg:y="4.076cm" presentation:class="outline" presentation:user-transformed="true">
          <draw:text-box>
            <text:list text:style-name="L3">
              <text:list-item>
                <text:p><text:span text:style-name="T4">olive-12.1-R1-9_20120324</text:span></text:p>
              </text:list-item>
              <text:list-item>
                <text:p><text:span text:style-name="T5">ostinato-drone-8.0</text:span></text:p>
              </text:list-item>
              <text:list-item>
                <text:p><text:span text:style-name="T4">paloalto-PA-VM-ESX-7.0.1_20150620</text:span></text:p>
              </text:list-item>
              <text:list-item>
                <text:p><text:span text:style-name="T5">pfsense-CE-2.4.2-RELEASE-amd64_20171120</text:span></text:p>
              </text:list-item>
              <text:list-item>
                <text:p><text:span text:style-name="T4">prime-PI-VA-3.2.0.0.258_merged_20170620</text:span></text:p>
              </text:list-item>
              <text:list-item>
                <text:p><text:span text:style-name="T5">timos-C-13.0.R1_20150227</text:span></text:p>
              </text:list-item>
              <text:list-item>
                <text:p><text:span text:style-name="T5">timoscpm-C-13.0.R1_20150227</text:span></text:p>
              </text:list-item>
              <text:list-item>
                <text:p><text:span text:style-name="T5">timosiom-C-13.0.R1_20150227</text:span></text:p>
              </text:list-item>
              <text:list-item>
                <text:p><text:span text:style-name="T6">titanium-d1-kickstart.7.3.0.D1.1_20161101</text:span></text:p>
              </text:list-item>
              <text:list-item>
                <text:p><text:span text:style-name="T5">veos-lab-4.20.1F-combined_20171116</text:span></text:p>
              </text:list-item>
              <text:list-item>
                <text:p><text:span text:style-name="T5">vios-adventerprisek9-m.vmdk.SPA.156-2.T_20160322</text:span></text:p>
              </text:list-item>
              <text:list-item>
                <text:p><text:span text:style-name="T5">viosl2-adventerprisek9-m.15.2_20170321 </text:span><text:span text:style-name="T6">(Cisco L3 KVM switch – môže bežať v OpenStack-u aj na Hadačovom serveri)</text:span></text:p>
              </text:list-item>
              <text:list-item>
                <text:p><text:span text:style-name="T5">vmx-14.1R1.10_20140607</text:span></text:p>
              </text:list-item>
              <text:list-item>
                <text:p><text:span text:style-name="T5">vmx-17.3R1.10_20170731</text:span></text:p>
              </text:list-item>
              <text:list-item>
                <text:p><text:span text:style-name="T5">vmxvcp-17.3R1.10_20170731</text:span></text:p>
              </text:list-item>
              <text:list-item>
                <text:p><text:span text:style-name="T5">vmxvfp-17.3R1.10_20170731</text:span></text:p>
              </text:list-item>
              <text:list-item>
                <text:p><text:span text:style-name="T4">vsrx-12.1X47-D15.4-firefly-perimeter_20141112</text:span></text:p>
              </text:list-item>
            </text:list>
          </draw:text-box>
        </draw:frame>
        <draw:frame presentation:style-name="pr5" draw:text-style-name="P7" draw:layer="layout" svg:width="14.732cm" svg:height="16.924cm" svg:x="13.824cm" svg:y="4.199cm" presentation:class="outline" presentation:user-transformed="true">
          <draw:text-box>
            <text:list text:style-name="L3">
              <text:list-item>
                <text:p><text:span text:style-name="T4">vsrx-12.1X47-D20.7-firefly-perimeter_20150303</text:span></text:p>
              </text:list-item>
              <text:list-item>
                <text:p><text:span text:style-name="T4">vsrxng-15.1X49-D20.2_20150913</text:span></text:p>
              </text:list-item>
              <text:list-item>
                <text:p><text:span text:style-name="T5">vsrxng-15.1X49-D80.4_20170323</text:span></text:p>
              </text:list-item>
              <text:list-item>
                <text:p><text:span text:style-name="T4">vwaas-5.5.3-b59_20150415</text:span></text:p>
              </text:list-item>
              <text:list-item>
                <text:p><text:span text:style-name="T4">vwlc-8.1.111_20150725</text:span></text:p>
              </text:list-item>
              <text:list-item>
                <text:p><text:span text:style-name="T5">vyos-1.1.8-amd64_20171111</text:span></text:p>
              </text:list-item>
              <text:list-item>
                <text:p><text:span text:style-name="T4">win-10-pro-x86-1709_20170930</text:span></text:p>
              </text:list-item>
              <text:list-item>
                <text:p><text:span text:style-name="T4">win-7_x86</text:span></text:p>
              </text:list-item>
              <text:list-item>
                <text:p><text:span text:style-name="T5">xrv9k-fullk9-x-6.2.25_20170928</text:span></text:p>
              </text:list-item>
              <text:list-item>
                <text:p><text:span text:style-name="T5">xrv9k-fullk9-x.vrr-6.2.25_20170928</text:span></text:p>
              </text:list-item>
              <text:list-item>
                <text:p><text:span text:style-name="T6">xrv-iosxrv-k9-demo-6.0.1_20160506</text:span></text:p>
              </text:list-item>
              <text:list-item>
                <text:p><text:span text:style-name="T6">zariadenia_ku_ktorym_neviem_prihlasovacie_udaje</text:span></text:p>
              </text:list-item>
              <text:list-item>
                <text:p><text:span text:style-name="T5">zariadenia_v_zalohe </text:span><text:span text:style-name="T6">(staršie duplicitné zariadenia)</text:span></text:p>
                <text:p><text:span text:style-name="T5"/></text:p>
                <text:p><text:span text:style-name="T6"/></text:p>
                <text:p><text:span text:style-name="T6">ls -l | awk '{print $9}' | l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ovanie zariadení</text:p>
          </draw:text-box>
        </draw:frame>
        <draw:frame presentation:style-name="pr5" draw:text-style-name="P9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7">Väčšina zariadení je otestovaná</text:span></text:p>
                <text:list>
                  <text:list-item>
                    <text:p text:style-name="P5"><text:span text:style-name="T7">EVE-ng</text:span></text:p>
                  </text:list-item>
                  <text:list-item>
                    <text:p text:style-name="P5"><text:span text:style-name="T7">pravdepodobne pôjdu aj v GNS3 (tiež používa QEMU/KVM)</text:span></text:p>
                  </text:list-item>
                  <text:list-item>
                    <text:p text:style-name="P5"><text:span text:style-name="T7">výsledky testovania – Excel súbor</text:span></text:p>
                    <text:list>
                      <text:list-item>
                        <text:p text:style-name="P5"><text:span text:style-name="T7">Predvolené prihlasovacie údaje</text:span></text:p>
                      </text:list-item>
                      <text:list-item>
                        <text:p text:style-name="P5"><text:span text:style-name="T7">Systémové požiadavky</text:span></text:p>
                      </text:list-item>
                      <text:list-item>
                        <text:p text:style-name="P5"><text:span text:style-name="T7">Spôsob vzdialeného pripojenia (telnet/vnc/rdp/web)</text:span></text:p>
                      </text:list-item>
                      <text:list-item>
                        <text:p text:style-name="P5"><text:span text:style-name="T7">Ďalšie poznámky ku zariadeniu</text:span></text:p>
                        <text:list>
                          <text:list-item>
                            <text:p text:style-name="P5"><text:span text:style-name="T7">špecifické správanie, upozornenia,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asaden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jektovanie sietí 2</text:p>
                <text:list>
                  <text:list-item>
                    <text:p>EVE-ng (VMware)</text:p>
                  </text:list-item>
                  <text:list-item>
                    <text:p>Vypracovávanie semestrálnych prác</text:p>
                    <text:list>
                      <text:list-item>
                        <text:p>VPLS, Seamless MPLS</text:p>
                      </text:list-item>
                    </text:list>
                  </text:list-item>
                </text:list>
              </text:list-item>
              <text:list-item>
                <text:p>Diplomová práca</text:p>
                <text:list>
                  <text:list-item>
                    <text:p>EVE-ng (fyzický server “siréna”)</text:p>
                  </text:list-item>
                  <text:list-item>
                    <text:p>Prebieha meranie systémových požiadaviek zariade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pravovanie servera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Zálohovanie </text:span></text:p>
                <text:list>
                  <text:list-item>
                    <text:p><text:span text:style-name="T8">cron </text:span></text:p>
                    <text:list>
                      <text:list-item>
                        <text:p><text:span text:style-name="T8">každý deň o 3:00</text:span></text:p>
                      </text:list-item>
                      <text:list-item>
                        <text:p><text:span text:style-name="T8">zariadenia, projekty, prispôsobené súbory, špecifické súbory, databáza (MySQL)</text:span></text:p>
                      </text:list-item>
                      <text:list-item>
                        <text:p><text:span text:style-name="T8">LXC kontajner “eve-backup”</text:span></text:p>
                      </text:list-item>
                    </text:list>
                  </text:list-item>
                  <text:list-item>
                    <text:p><text:span text:style-name="T8">Plytká adresárová štruktúra – jednoduchšia obnova dát</text:span></text:p>
                  </text:list-item>
                </text:list>
              </text:list-item>
              <text:list-item>
                <text:p><text:span text:style-name="T8">Úprava šablón</text:span></text:p>
                <text:list>
                  <text:list-item>
                    <text:p><text:span text:style-name="T8">Šablóna určuje parametre zariadenia počas behu</text:span></text:p>
                  </text:list-item>
                  <text:list-item>
                    <text:p><text:span text:style-name="T8">jednoduchšia práca so zariadením v EVE-ng <text:s/>topológií – zariadenie stačí do nej pridať a spustiť, všetky ostatné parametre sú už zmenené </text:span></text:p>
                  </text:list-item>
                  <text:list-item>
                    <text:p><text:span text:style-name="T8">automatizovaná skriptom</text:span></text:p>
                  </text:list-item>
                </text:list>
              </text:list-item>
              <text:list-item>
                <text:p><text:span text:style-name="T8">Importovanie zariadení z EVE-ng do GNS3</text:span></text:p>
                <text:list>
                  <text:list-item>
                    <text:p><text:span text:style-name="T8">iná adresárova štruktúra </text:span></text:p>
                  </text:list-item>
                  <text:list-item>
                    <text:p><text:span text:style-name="T8">automatizované skrip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Adresárová štruktúra<text:line-break/>na zálohovacom serveri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p text:style-name="P11"><text:span text:style-name="T2">zalohy_virtualnych_sietovych_laboratorii</text:span></text:p>
            <text:p text:style-name="P11"><text:span text:style-name="T2">├── </text:span><text:span text:style-name="T2">eve_ng_specific</text:span></text:p>
            <text:p text:style-name="P11"><text:span text:style-name="T2">│   ├── </text:span><text:span text:style-name="T2">etc</text:span></text:p>
            <text:p text:style-name="P11"><text:span text:style-name="T2">│   ├── </text:span><text:span text:style-name="T2">etc_apache2_conf</text:span></text:p>
            <text:p text:style-name="P11"><text:span text:style-name="T2">│   ├── </text:span><text:span text:style-name="T2">etc_apache2_sites_enabled</text:span></text:p>
            <text:p text:style-name="P11"><text:span text:style-name="T2">│   ├── </text:span><text:span text:style-name="T2">etc_network</text:span></text:p>
            <text:p text:style-name="P11"><text:span text:style-name="T2">│   ├── </text:span><text:span text:style-name="T2">etc_ssh</text:span></text:p>
            <text:p text:style-name="P11"><text:span text:style-name="T2">│   ├── </text:span><text:span text:style-name="T2">opt_unetlab_html_templates</text:span></text:p>
            <text:p text:style-name="P11"><text:span text:style-name="T2">│   ├── </text:span><text:span text:style-name="T2">opt_unetlab_labs</text:span></text:p>
            <text:p text:style-name="P11"><text:span text:style-name="T2">│   └── </text:span><text:span text:style-name="T2">var_lib_mysql</text:span></text:p>
            <text:p text:style-name="P11"><text:span text:style-name="T2">└── </text:span><text:span text:style-name="T2">shared_resources</text:span></text:p>
            <text:p text:style-name="P11"><text:span text:style-name="T2"><text:s text:c="4"/>├── </text:span><text:span text:style-name="T2">HOME</text:span></text:p>
            <text:p text:style-name="P11"><text:span text:style-name="T2"><text:s text:c="4"/>└── </text:span><text:span text:style-name="T2">images</text:span></text:p>
            <text:p text:style-name="P11"><text:span text:style-name="T2"/></text:p>
            <text:p text:style-name="P11"><text:span text:style-name="T4">tree zalohy_virtualnych_sietovych_laboratorii --dirsfirst -L 2 | l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projekt)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Testovanie systémových požiadaviek zariadení</text:span></text:p>
                <text:list>
                  <text:list-item>
                    <text:p><text:span text:style-name="T4"><text:a xlink:href="http://dag.wiee.rs/home-made/dstat/" xlink:type="simple">dstat</text:a></text:span><text:span text:style-name="T4"><text:s/>- CPU (celkovo + každé jadro zvlášť, využitie operačnej pamäte, využitie HDD, rýchlosť čítania / zápisu HDD, počet vstupno/výstupných operácií na HDD – kvôli odhadu zlepšenia výkonu pri migrácií na SSD disky)</text:span></text:p>
                  </text:list-item>
                  <text:list-item>
                    <text:p><text:span text:style-name="T4"><text:a xlink:href="https://github.com/pixelb/ps_mem" xlink:type="simple">ps_mem</text:a></text:span><text:span text:style-name="T4"><text:s/>/ ps aux | grep unl0 | awk ‘{...}’</text:span></text:p>
                  </text:list-item>
                  <text:list-item>
                    <text:p><text:span text:style-name="T10">Generovanie a vizualizácia grafov v LibreOffice Calc</text:span></text:p>
                  </text:list-item>
                  <text:list-item>
                    <text:p><text:span text:style-name="T10">Vizualizácia grafov – Plotly/matplotlib – Python, Graphana – web</text:span></text:p>
                  </text:list-item>
                  <text:list-item>
                    <text:p><text:span text:style-name="T10">Zdokumentované v GitHub repozitári</text:span></text:p>
                  </text:list-item>
                </text:list>
              </text:list-item>
              <text:list-item>
                <text:p><text:span text:style-name="T4">EVE-ng/GNS3 v LXC kontajneri – KVM passtrough</text:span></text:p>
              </text:list-item>
              <text:list-item>
                <text:p><text:span text:style-name="T4">netdata – monitorovanie systémových prostriedkov v reálnom čase</text:span></text:p>
              </text:list-item>
              <text:list-item>
                <text:p><text:span text:style-name="T4">Windows 10/Windows Server 2016 pre EVE-ng</text:span></text:p>
                <text:list>
                  <text:list-item>
                    <text:p><text:span text:style-name="T4">v EVE-ng zamrzne na spúšťacej obrazovke</text:span></text:p>
                  </text:list-item>
                  <text:list-item>
                    <text:p><text:span text:style-name="T4">na mojom notebooku funguje s plnou VirtIO podporou</text:span></text:p>
                  </text:list-item>
                  <text:list-item>
                    <text:p><text:span text:style-name="T11">V GNS3 sa spustí, ale bez </text:span><text:span text:style-name="T4">VirtIO podpory pre HDD</text:span></text:p>
                  </text:list-item>
                  <text:list-item>
                    <text:p><text:span text:style-name="T4">ideálne vytvoriť odľahčenú distribúciu Windows s ntLite</text:span></text:p>
                  </text:list-item>
                </text:list>
              </text:list-item>
              <text:list-item>
                <text:p><text:span text:style-name="T4">zálohovanie projektov v reálnom čase</text:span></text:p>
              </text:list-item>
              <text:list-item>
                <text:p><text:span text:style-name="T4">GNS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katedru)</text:span></text:p>
          </draw:text-box>
        </draw:frame>
        <draw:frame presentation:style-name="pr5" draw:text-style-name="P14" draw:layer="layout" svg:width="24cm" svg:height="12.18cm" svg:x="1.908cm" svg:y="4.276cm" presentation:class="outline" presentation:user-transformed="true">
          <draw:text-box>
            <text:list text:style-name="L3">
              <text:list-item>
                <text:p text:style-name="P13"><text:span text:style-name="T10">LXC/LXD Web GUI – jednoduchšia a rýchlejšia správa kontajnerov</text:span></text:p>
              </text:list-item>
              <text:list-item>
                <text:p text:style-name="P13"><text:span text:style-name="T10">NextCloud – OpenSource cloud namiesto OneDrive a SharePoint - WebRTC videohovory</text:span></text:p>
              </text:list-item>
              <text:list-item>
                <text:p text:style-name="P13"><text:span text:style-name="T10">Blockchain</text:span></text:p>
              </text:list-item>
              <text:list-item>
                <text:p><text:span text:style-name="T10">ntopng – kategorizácia sieťovej premávky (presnejšie určovanie QoS politík)</text:span></text:p>
              </text:list-item>
              <text:list-item>
                <text:p><text:span text:style-name="T10">IPFS – peer-to-peer internet</text:span></text:p>
              </text:list-item>
              <text:list-item>
                <text:p><text:span text:style-name="T10">Dôraz na bezpečnosť (predmet?)</text:span></text:p>
                <text:list>
                  <text:list-item>
                    <text:p><text:span text:style-name="T10">Linux server hardening; napr. Apache (mod_security, mod_evasive), SSH tunely, OpenVPN</text:span></text:p>
                  </text:list-item>
                  <text:list-item>
                    <text:p><text:span text:style-name="T10">Prieskum najnovších zraniteľností: Spectre, Meltdown, KRACK, Blueborn; /sys/devices/system/cpu/vulnerabilities/</text:span></text:p>
                  </text:list-item>
                </text:list>
              </text:list-item>
              <text:list-item>
                <text:p><text:span text:style-name="T10">Umožniť študentom prácu s kontajnermi – LXC/LXD/Docker</text:span></text:p>
              </text:list-item>
              <text:list-item>
                <text:p><text:span text:style-name="T10">RancherVM / Project Atomic – spúšťanie KVM virtuáliek v Docker kontajneri</text:span></text:p>
              </text:list-item>
              <text:list-item>
                <text:p><text:span text:style-name="T10">rkt – aplikačné kontajnery so systemd manažmentom</text:span></text:p>
              </text:list-item>
              <text:list-item>
                <text:p><text:span text:style-name="T10">OpenStack v LXC</text:span></text:p>
              </text:list-item>
              <text:list-item>
                <text:p><text:span text:style-name="T10">využitie OpenStack-u na vytvaranie topológií</text:span></text:p>
              </text:list-item>
              <text:list-item>
                <text:p><text:span text:style-name="T10">OpenStack znovunasadenie (redeployment) – možné riešenie na dlhé odozvy na API</text:span></text:p>
                <text:list>
                  <text:list-item>
                    <text:p><text:span text:style-name="T10">netreba nasadzovať OpenStack balíček po balíčku</text:span></text:p>
                  </text:list-item>
                  <text:list-item>
                    <text:p><text:span text:style-name="T10">automatizovane! : Chef, Puppet, Juju, Ansible, Salt, …</text:span></text:p>
                  </text:list-item>
                </text:list>
              </text:list-item>
              <text:list-item>
                <text:p><text:span text:style-name="T10">Automatizácia inštalácie základných balíčkov do LXC kontajnera – bash skript</text:span></text:p>
              </text:list-item>
              <text:list-item>
                <text:p><text:span text:style-name="T10">Venovať viac času príprave predmeto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odporte projekt</text:p>
          </draw:text-box>
        </draw:frame>
        <draw:frame presentation:style-name="pr5" draw:text-style-name="P15" draw:layer="layout" svg:width="25.686cm" svg:height="12.18cm" svg:x="2cm" svg:y="6cm" presentation:class="outline" presentation:user-transformed="true">
          <draw:text-box>
            <text:list text:style-name="L3">
              <text:list-item>
                <text:p><text:span text:style-name="T12"><text:a xlink:href="https://github.com/kyberdrb/Ing-Projekt_Ing-Virtualne_sietove_laboratoria" xlink:type="simple">https://github.com/kyberdrb/Ing-Projekt_Ing-Virtualne_sietove_laboratoria</text:a></text:span></text:p>
                <text:list>
                  <text:list-item>
                    <text:p><text:span text:style-name="T12">Kompletná dokumentácia ku projektu</text:span></text:p>
                  </text:list-item>
                  <text:list-item>
                    <text:p><text:span text:style-name="T12">Pripomienky</text:span></text:p>
                  </text:list-item>
                  <text:list-item>
                    <text:p><text:span text:style-name="T12">Nápa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9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9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7:06:55.767283289</meta:creation-date>
    <meta:editing-duration>PT3H23M45S</meta:editing-duration>
    <meta:editing-cycles>55</meta:editing-cycles>
    <meta:generator>LibreOffice/6.0.0.3$Linux_X86_64 LibreOffice_project/00m0$Build-3</meta:generator>
    <dc:title>Impress</dc:title>
    <dc:date>2018-02-14T09:34:02.077896270</dc:date>
    <meta:document-statistic meta:object-count="88"/>
  </office:meta>
</office:document-meta>
</file>